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7.7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7.7in" style:rel-column-width="65535*"/>
    </style:style>
    <style:style style:name="Table1.1" style:family="table-row">
      <style:table-row-properties style:min-row-height="0.5625in" fo:keep-together="auto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7.6229in" style:rel-width="99%" fo:margin-left="0.0653in" fo:margin-top="0in" fo:margin-bottom="0in" table:align="left" style:writing-mode="lr-tb"/>
    </style:style>
    <style:style style:name="Table2.A" style:family="table-column">
      <style:table-column-properties style:column-width="7.622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Table2.A4" style:family="table-cell">
      <style:table-cell-properties fo:padding-left="0.4in" fo:padding-right="0in" fo:padding-top="0.15in" fo:padding-bottom="0in" fo:border-left="2.25pt dotted #bfbfbf" fo:border-right="none" fo:border-top="none" fo:border-bottom="none" style:writing-mode="lr-tb"/>
    </style:style>
    <style:style style:name="Table3" style:family="table">
      <style:table-properties style:width="7.7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3.8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 style:writing-mode="lr-tb"/>
    </style:style>
    <style:style style:name="Table3.B1" style:family="table-cell">
      <style:table-cell-properties fo:padding-left="0.25in" fo:padding-right="0in" fo:padding-top="0in" fo:padding-bottom="0in" fo:border="none" style:writing-mode="lr-tb"/>
    </style:style>
    <style:style style:name="Table4" style:family="table">
      <style:table-properties style:width="7.7in" table:align="margins" style:writing-mode="lr-tb"/>
    </style:style>
    <style:style style:name="Table4.A" style:family="table-column">
      <style:table-column-properties style:column-width="7.7in" style:rel-column-width="65535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7.6229in" style:rel-width="99%" fo:margin-left="0.0653in" fo:margin-top="0in" fo:margin-bottom="0in" table:align="left" style:writing-mode="lr-tb"/>
    </style:style>
    <style:style style:name="Table5.A" style:family="table-column">
      <style:table-column-properties style:column-width="7.6229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P1" style:family="paragraph" style:parent-style-name="Heading_20_1">
      <style:text-properties fo:font-size="13pt" officeooo:paragraph-rsid="004331fe" style:font-size-asian="13pt" style:font-size-complex="13pt"/>
    </style:style>
    <style:style style:name="P2" style:family="paragraph" style:parent-style-name="Heading_20_1">
      <style:text-properties fo:text-transform="uppercase" fo:color="#262626" loext:opacity="100%" style:font-name="Georgia" fo:font-size="14pt" fo:font-weight="bold" officeooo:rsid="002ae23e" officeooo:paragraph-rsid="004331fe" style:font-name-asian="Calibri1" style:font-size-asian="14pt" style:font-weight-asian="bold" style:font-name-complex="Noto Sans Arabic UI" style:font-size-complex="16pt"/>
    </style:style>
    <style:style style:name="P3" style:family="paragraph" style:parent-style-name="Heading_20_1">
      <style:text-properties officeooo:paragraph-rsid="004331fe"/>
    </style:style>
    <style:style style:name="P4" style:family="paragraph" style:parent-style-name="Heading_20_3">
      <style:text-properties fo:font-size="10pt" officeooo:paragraph-rsid="004331fe" style:font-size-asian="10pt" style:font-size-complex="10pt"/>
    </style:style>
    <style:style style:name="P5" style:family="paragraph" style:parent-style-name="Heading_20_3">
      <style:text-properties officeooo:paragraph-rsid="004331fe"/>
    </style:style>
    <style:style style:name="P6" style:family="paragraph" style:parent-style-name="Heading_20_2">
      <style:paragraph-properties fo:margin-top="0in" fo:margin-bottom="0.028in" style:contextual-spacing="false" fo:text-align="start" style:justify-single-word="false" fo:orphans="2" fo:widows="2" style:writing-mode="lr-tb"/>
      <style:text-properties officeooo:paragraph-rsid="004331fe"/>
    </style:style>
    <style:style style:name="P7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4331fe"/>
    </style:style>
    <style:style style:name="P8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fo:font-size="10pt" officeooo:paragraph-rsid="004331fe" style:font-size-asian="10pt" style:font-size-complex="10pt"/>
    </style:style>
    <style:style style:name="P9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4331fe"/>
    </style:style>
    <style:style style:name="P10" style:family="paragraph" style:parent-style-name="Heading_20_2">
      <style:text-properties officeooo:paragraph-rsid="004331fe"/>
    </style:style>
    <style:style style:name="P11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4331fe"/>
    </style:style>
    <style:style style:name="P12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4331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4331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 style:list-style-name="L1">
      <style:text-properties officeooo:paragraph-rsid="004331fe"/>
    </style:style>
    <style:style style:name="P15" style:family="paragraph" style:parent-style-name="Standard" style:list-style-name="L1">
      <style:paragraph-properties style:writing-mode="lr-tb"/>
      <style:text-properties officeooo:paragraph-rsid="004331fe"/>
    </style:style>
    <style:style style:name="P16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officeooo:paragraph-rsid="004331fe"/>
    </style:style>
    <style:style style:name="P17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fo:color="#595959" loext:opacity="100%" style:font-name="Calibri" fo:font-size="10pt" fo:language="en" fo:country="US" fo:font-weight="normal" officeooo:rsid="00354d2a" officeooo:paragraph-rsid="004331fe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18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fo:font-size="10pt" officeooo:rsid="003447b3" officeooo:paragraph-rsid="004331fe" style:font-size-asian="10pt" style:font-size-complex="10pt"/>
    </style:style>
    <style:style style:name="P19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fo:font-size="10pt" officeooo:rsid="00354d2a" officeooo:paragraph-rsid="004331fe" style:font-size-asian="10pt" style:font-size-complex="10pt"/>
    </style:style>
    <style:style style:name="P20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fo:font-weight="normal" officeooo:rsid="001fcf01" officeooo:paragraph-rsid="004331fe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21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2b0655" officeooo:paragraph-rsid="004331f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2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0pt" fo:language="en" fo:country="US" officeooo:rsid="001db59f" officeooo:paragraph-rsid="004331fe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1" style:family="text">
      <style:text-properties fo:text-transform="uppercase" fo:color="#595959" loext:opacity="100%" style:font-name="Georgia" fo:font-size="15pt" fo:language="en" fo:country="US" officeooo:rsid="001d67d4" style:letter-kerning="true" style:font-size-asian="15pt" style:language-asian="en" style:country-asian="US" style:font-size-complex="15pt" style:language-complex="ar" style:country-complex="SA"/>
    </style:style>
    <style:style style:name="T2" style:family="text">
      <style:text-properties fo:text-transform="uppercase" fo:color="#595959" loext:opacity="100%" style:font-name="Georgia" fo:font-size="15pt" fo:language="en" fo:country="US" fo:font-weight="normal" officeooo:rsid="001d67d4" style:letter-kerning="true" style:font-size-asian="15pt" style:language-asian="en" style:country-asian="US" style:font-weight-asian="normal" style:font-size-complex="15pt" style:language-complex="ar" style:country-complex="SA" style:font-style-complex="italic" style:font-weight-complex="normal"/>
    </style:style>
    <style:style style:name="T3" style:family="text">
      <style:text-properties fo:text-transform="uppercase" fo:color="#595959" loext:opacity="100%" style:font-name="Calibri" fo:language="en" fo:country="US" fo:font-weight="bold" officeooo:rsid="001db59f" style:letter-kerning="false" style:language-asian="en" style:country-asian="US" style:font-weight-asian="bold" style:language-complex="ar" style:country-complex="SA"/>
    </style:style>
    <style:style style:name="T4" style:family="text">
      <style:text-properties fo:text-transform="uppercase" fo:color="#595959" loext:opacity="100%" style:font-name="Calibri" fo:language="en" fo:country="US" fo:font-weight="bold" officeooo:rsid="00258b63" style:letter-kerning="false" style:language-asian="en" style:country-asian="US" style:font-weight-asian="bold" style:language-complex="ar" style:country-complex="SA"/>
    </style:style>
    <style:style style:name="T5" style:family="text">
      <style:text-properties fo:text-transform="uppercase" fo:color="#595959" loext:opacity="100%" style:font-name="Calibri" fo:language="en" fo:country="US" fo:font-weight="bold" officeooo:rsid="00291bef" style:letter-kerning="false" style:language-asian="en" style:country-asian="US" style:font-weight-asian="bold" style:language-complex="ar" style:country-complex="SA"/>
    </style:style>
    <style:style style:name="T6" style:family="text">
      <style:text-properties fo:text-transform="uppercase" fo:color="#595959" loext:opacity="100%" style:font-name="Calibri" fo:language="en" fo:country="US" fo:font-weight="bold" officeooo:rsid="001f62c4" style:letter-kerning="false" style:language-asian="en" style:country-asian="US" style:font-weight-asian="bold" style:language-complex="ar" style:country-complex="SA"/>
    </style:style>
    <style:style style:name="T7" style:family="text">
      <style:text-properties fo:text-transform="uppercase" fo:color="#595959" loext:opacity="100%" style:font-name="Calibri" fo:language="en" fo:country="US" fo:font-weight="bold" officeooo:rsid="002ae23e" style:letter-kerning="false" style:language-asian="en" style:country-asian="US" style:font-weight-asian="bold" style:language-complex="ar" style:country-complex="SA"/>
    </style:style>
    <style:style style:name="T8" style:family="text">
      <style:text-properties fo:text-transform="uppercase" fo:color="#595959" loext:opacity="100%" style:font-name="Calibri" fo:language="en" fo:country="US" fo:font-weight="bold" officeooo:rsid="0020d84d" style:letter-kerning="false" style:language-asian="en" style:country-asian="US" style:font-weight-asian="bold" style:language-complex="ar" style:country-complex="SA"/>
    </style:style>
    <style:style style:name="T9" style:family="text">
      <style:text-properties fo:text-transform="uppercase" fo:color="#595959" loext:opacity="100%" style:font-name="Calibri" fo:language="en" fo:country="US" fo:font-weight="bold" officeooo:rsid="00291bef" style:letter-kerning="false" style:font-name-asian="Calibri1" style:language-asian="en" style:country-asian="US" style:font-weight-asian="bold" style:font-name-complex="Noto Sans Arabic UI" style:language-complex="ar" style:country-complex="SA"/>
    </style:style>
    <style:style style:name="T10" style:family="text">
      <style:text-properties fo:text-transform="uppercase" fo:color="#595959" loext:opacity="100%" style:font-name="Calibri" fo:language="en" fo:country="US" fo:font-weight="bold" officeooo:rsid="002ae23e" style:letter-kerning="false" style:font-name-asian="Calibri1" style:language-asian="en" style:country-asian="US" style:font-weight-asian="bold" style:font-name-complex="Noto Sans Arabic UI" style:language-complex="ar" style:country-complex="SA"/>
    </style:style>
    <style:style style:name="T11" style:family="text">
      <style:text-properties fo:text-transform="uppercase" fo:color="#262626" loext:opacity="100%" style:font-name="Georgia" fo:font-weight="bold" officeooo:rsid="00258b63" style:font-name-asian="Calibri1" style:font-weight-asian="bold" style:font-name-complex="Noto Sans Arabic UI"/>
    </style:style>
    <style:style style:name="T12" style:family="text">
      <style:text-properties fo:text-transform="uppercase" fo:color="#262626" loext:opacity="100%" style:font-name="Georgia" fo:font-weight="bold" officeooo:rsid="002ae23e" style:font-name-asian="Calibri1" style:font-weight-asian="bold" style:font-name-complex="Noto Sans Arabic UI"/>
    </style:style>
    <style:style style:name="T13" style:family="text">
      <style:text-properties fo:text-transform="uppercase" fo:color="#1d824c" loext:opacity="100%" style:font-name="Calibri" fo:font-size="12pt" fo:language="en" fo:country="US" fo:font-weight="bold" officeooo:rsid="00258b63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14" style:family="text">
      <style:text-properties fo:text-transform="uppercase" fo:color="#1d824c" loext:opacity="100%" style:font-name="Calibri" fo:font-size="12pt" fo:language="en" fo:country="US" fo:font-weight="bold" officeooo:rsid="00291bef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15" style:family="text">
      <style:text-properties fo:text-transform="uppercase" fo:color="#1d824c" loext:opacity="100%" style:font-name="Calibri" fo:font-size="12pt" fo:language="en" fo:country="US" fo:font-weight="bold" officeooo:rsid="001f62c4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text-transform="uppercase" fo:color="#1d824c" loext:opacity="100%" style:font-name="Calibri" fo:font-size="12pt" fo:language="en" fo:country="US" fo:font-weight="bold" officeooo:rsid="0020d84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7" style:family="text">
      <style:text-properties fo:text-transform="uppercase" fo:color="#1d824c" loext:opacity="100%" style:font-name="Calibri" fo:font-size="12pt" fo:language="en" fo:country="US" fo:font-weight="bold" officeooo:rsid="001db59f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8" style:family="text">
      <style:text-properties fo:text-transform="uppercase" fo:color="#1d824c" loext:opacity="100%" style:font-name="Calibri" fo:font-size="12pt" fo:language="en" fo:country="US" fo:font-weight="bold" officeooo:rsid="002b0655" style:letter-kerning="false" style:font-size-asian="12pt" style:language-asian="en" style:country-asian="US" style:font-weight-asian="bold" style:font-size-complex="12pt" style:language-complex="ar" style:country-complex="SA"/>
    </style:style>
    <style:style style:name="T19" style:family="text">
      <style:text-properties fo:text-transform="uppercase" fo:font-weight="bold" officeooo:rsid="002b0655" style:font-weight-asian="bold" style:font-size-complex="12pt"/>
    </style:style>
    <style:style style:name="T20" style:family="text">
      <style:text-properties fo:text-transform="uppercase" fo:font-weight="bold" officeooo:rsid="001db59f" style:font-weight-asian="bold" style:font-size-complex="12pt"/>
    </style:style>
    <style:style style:name="T21" style:family="text"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2" style:family="text">
      <style:text-properties fo:color="#595959" loext:opacity="100%" style:font-name="Calibri" fo:font-size="11pt" fo:language="en" fo:country="US" officeooo:rsid="001d67d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3" style:family="text">
      <style:text-properties fo:color="#595959" loext:opacity="100%" style:font-name="Calibri" fo:font-size="11pt" fo:language="en" fo:country="US" officeooo: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4" style:family="text">
      <style:text-properties fo:color="#595959" loext:opacity="100%" style:font-name="Calibri" fo:font-size="11pt" fo:language="en" fo:country="US" officeooo:rsid="001fcf0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5" style:family="text">
      <style:text-properties fo:color="#595959" loext:opacity="100%" style:font-name="Calibri" fo:font-size="11pt" fo:language="en" fo:country="US" officeooo:rsid="002454b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6" style:family="text">
      <style:text-properties fo:color="#595959" loext:opacity="100%" style:font-name="Calibri" fo:font-size="11pt" fo:language="en" fo:country="US" officeooo:rsid="00354d2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7" style:family="text">
      <style:text-properties fo:color="#595959" loext:opacity="100%" style:font-name="Calibri" fo:font-size="11pt" fo:language="en" fo:country="US" officeooo:rsid="0021b08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8" style:family="text">
      <style:text-properties fo:color="#595959" loext:opacity="100%" style:font-name="Calibri" fo:font-size="11pt" fo:language="en" fo:country="US" officeooo: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9" style:family="text">
      <style:text-properties fo:color="#595959" loext:opacity="100%" style:font-name="Calibri" fo:font-size="11pt" fo:language="en" fo:country="US" officeooo:rsid="00469b8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0" style:family="text">
      <style:text-properties fo:color="#595959" loext:opacity="100%" style:font-name="Calibri" fo:font-size="10pt" fo:language="en" fo:country="US" officeooo:rsid="001d67d4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1" style:family="text">
      <style:text-properties fo:color="#595959" loext:opacity="100%" style:font-name="Calibri" fo:font-size="10pt" fo:language="en" fo:country="US" fo:font-weight="normal" officeooo:rsid="00415dfa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2" style:family="text">
      <style:text-properties fo:color="#595959" loext:opacity="100%" style:font-name="Calibri" fo:font-size="10pt" fo:language="en" fo:country="US" fo:font-weight="normal" officeooo:rsid="002f829a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3" style:family="text">
      <style:text-properties fo:color="#595959" loext:opacity="100%" style:font-name="Calibri" fo:font-size="10pt" fo:language="en" fo:country="US" fo:font-weight="normal" officeooo:rsid="00456a9b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4" style:family="text">
      <style:text-properties fo:color="#595959" loext:opacity="100%" style:font-name="Calibri" fo:font-size="10pt" fo:language="en" fo:country="US" fo:font-weight="normal" officeooo:rsid="00309dd2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5" style:family="text">
      <style:text-properties fo:color="#595959" loext:opacity="100%" style:font-name="Calibri" fo:font-size="10pt" fo:language="en" fo:country="US" fo:font-weight="normal" officeooo:rsid="00330bf1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6" style:family="text">
      <style:text-properties fo:color="#595959" loext:opacity="100%" style:font-name="Calibri" fo:font-size="10pt" fo:language="en" fo:country="US" fo:font-weight="normal" officeooo:rsid="00291bef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7" style:family="text">
      <style:text-properties fo:color="#595959" loext:opacity="100%" style:font-name="Calibri" fo:font-size="10pt" fo:language="en" fo:country="US" fo:font-weight="normal" officeooo:rsid="00469b84" style:letter-kerning="false" style:font-name-asian="Calibri1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T38" style:family="text">
      <style:text-properties fo:color="#595959" loext:opacity="100%" style:font-name="Calibri" fo:language="en" fo:country="US" style:letter-kerning="false" style:language-asian="en" style:country-asian="US" style:language-complex="ar" style:country-complex="SA"/>
    </style:style>
    <style:style style:name="T39" style:family="text">
      <style:text-properties fo:color="#595959" loext:opacity="100%" style:font-name="Calibri"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0" style:family="text">
      <style:text-properties fo:color="#595959" loext:opacity="100%" style:font-name="Calibri" fo:language="en" fo:country="US" fo:font-weight="normal" officeooo:rsid="00268fd8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1" style:family="text">
      <style:text-properties fo:color="#595959" loext:opacity="100%" style:font-name="Calibri" fo:language="en" fo:country="US" fo:font-weight="normal" officeooo:rsid="00309dd2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2" style:family="text">
      <style:text-properties fo:color="#595959" loext:opacity="100%" style:font-name="Calibri" fo:language="en" fo:country="US" fo:font-weight="normal" officeooo:rsid="002f829a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3" style:family="text">
      <style:text-properties fo:color="#595959" loext:opacity="100%" style:font-name="Calibri" fo:language="en" fo:country="US" fo:font-weight="normal" officeooo:rsid="00258b6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4" style:family="text">
      <style:text-properties fo:color="#595959" loext:opacity="100%" style:font-name="Calibri" fo:language="en" fo:country="US" fo:font-weight="normal" officeooo:rsid="00354d2a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5" style:family="text">
      <style:text-properties fo:color="#595959" loext:opacity="100%" style:font-name="Calibri" fo:language="en" fo:country="US" fo:font-weight="normal" officeooo:rsid="0036edc5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6" style:family="text">
      <style:text-properties fo:color="#595959" loext:opacity="100%" style:font-name="Calibri" fo:language="en" fo:country="US" fo:font-weight="normal" officeooo:rsid="00456a9b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7" style:family="text">
      <style:text-properties fo:color="#595959" loext:opacity="100%" fo:font-size="15pt" fo:language="en" fo:country="US" style:font-size-asian="15pt" style:language-asian="en" style:country-asian="US" style:font-size-complex="15pt" style:language-complex="ar" style:country-complex="SA"/>
    </style:style>
    <style:style style:name="T48" style:family="text">
      <style:text-properties fo:color="#1d824c" loext:opacity="100%" style:font-name="Calibri" fo:font-size="10pt" fo:language="en" fo:country="US" fo:font-weight="bold" officeooo:rsid="001d67d4" style:letter-kerning="fals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49" style:family="text">
      <style:text-properties style:font-name="Calibri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50" style:family="text"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T51" style:family="text">
      <style:text-properties fo:font-variant="small-caps" fo:color="#595959" loext:opacity="100%" style:font-name="Calibri" fo:font-size="12pt" fo:language="en" fo:country="US" fo:font-weight="bold" officeooo:rsid="001db59f" style:letter-kerning="false" style:font-size-asian="12pt" style:language-asian="en" style:country-asian="US" style:font-weight-asian="bold" style:font-size-complex="12pt" style:language-complex="ar" style:country-complex="SA"/>
    </style:style>
    <style:style style:name="T52" style:family="text">
      <style:text-properties fo:font-variant="small-caps" fo:color="#595959" loext:opacity="100%" style:font-name="Calibri" fo:font-size="12pt" fo:language="en" fo:country="US" fo:font-weight="bold" officeooo:rsid="001f62c4" style:letter-kerning="false" style:font-size-asian="12pt" style:language-asian="en" style:country-asian="US" style:font-weight-asian="bold" style:font-size-complex="12pt" style:language-complex="ar" style:country-complex="SA"/>
    </style:style>
    <style:style style:name="T53" style:family="text">
      <style:text-properties fo:font-variant="small-caps" fo:color="#595959" loext:opacity="100%" style:font-name="Calibri" fo:font-size="12pt" fo:language="en" fo:country="US" fo:font-weight="bold" officeooo:rsid="0020d84d" style:letter-kerning="false" style:font-size-asian="12pt" style:language-asian="en" style:country-asian="US" style:font-weight-asian="bold" style:font-size-complex="12pt" style:language-complex="ar" style:country-complex="SA"/>
    </style:style>
    <style:style style:name="T54" style:family="text">
      <style:text-properties fo:font-variant="small-caps" fo:color="#595959" loext:opacity="100%" style:font-name="Calibri" fo:font-size="12pt" fo:language="en" fo:country="US" fo:font-weight="bold" officeooo:rsid="002f829a" style:letter-kerning="false" style:font-name-asian="Calibri1" style:font-size-asian="12pt" style:language-asian="en" style:country-asian="US" style:font-weight-asian="bold" style:font-name-complex="Noto Sans Arabic UI" style:font-size-complex="12pt" style:language-complex="ar" style:country-complex="SA"/>
    </style:style>
    <style:style style:name="T55" style:family="text">
      <style:text-properties officeooo:rsid="00354d2a"/>
    </style:style>
    <style:style style:name="T56" style:family="text">
      <style:text-properties officeooo:rsid="002ae23e"/>
    </style:style>
    <style:style style:name="T57" style:family="text">
      <style:text-properties officeooo:rsid="0020af10"/>
    </style:style>
    <style:style style:name="T58" style:family="text">
      <style:text-properties style:text-position="super 58%"/>
    </style:style>
    <style:style style:name="T59" style:family="text">
      <style:text-properties officeooo:rsid="00456a9b"/>
    </style:style>
    <style:style style:name="T60" style:family="text">
      <style:text-properties officeooo:rsid="00469b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<text:span text:style-name="T1">Nicholas</text:span><text:span text:style-name="T47"> </text:span><text:span text:style-name="Intense_20_Emphasis"><text:span text:style-name="T2">Synovic</text:span></text:span></text:p>
            <text:p text:style-name="Contact_20_Info"><text:span text:style-name="T22">6230 North Kenmore </text:span><text:span text:style-name="T30">Avenue</text:span><text:span text:style-name="T22"> Apt. 408</text:span><text:span text:style-name="T21"> · </text:span><text:span text:style-name="T22">(224) 501-8485</text:span></text:p>
            <text:p text:style-name="Contact_20_Info_20_Emphasis"><text:a xlink:type="simple" xlink:href="mailto:nicholas.synovic@gmail.com?subject=Job%20Opportunity" text:style-name="Internet_20_link" text:visited-style-name="Visited_20_Internet_20_Link"><text:span text:style-name="T48">nicholas.synovic@gmail.com</text:span></text:a><text:span text:style-name="T49"> · </text:span><text:a xlink:type="simple" xlink:href="http://nicholassynovic.github.io/" text:style-name="Internet_20_link" text:visited-style-name="Visited_20_Internet_20_Link"><text:span text:style-name="T48">nicholassynovic.github.io</text:span></text:a></text:p>
          </table:table-cell>
        </table:table-row>
      </table:table>
      <text:h text:style-name="P3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5" text:outline-level="3"><text:span text:style-name="T3">September </text:span><text:span text:style-name="T4">2020 </text:span><text:span text:style-name="T38">– </text:span><text:span text:style-name="T3">Present</text:span></text:h>
            <text:h text:style-name="P10" text:outline-level="2"><text:span text:style-name="T13">UI Developer</text:span><text:span text:style-name="T50">, </text:span><text:span text:style-name="Subtle_20_Reference"><text:span text:style-name="T51">Loyola University Chicago Computer Science Department</text:span></text:span></text:h>
            <text:list xml:id="list2925604448" text:style-name="L1">
              <text:list-item>
                <text:p text:style-name="P14">Lead a team of three people responsible for the business operations of the Software System Laboratory (SSL) Research Group.</text:p>
                <text:list>
                  <text:list-item>
                    <text:p text:style-name="P14"><text:span text:style-name="T40">Responsibilities included: Developing Code of Conduct standards, </text:span><text:span text:style-name="T41">processes for </text:span><text:span text:style-name="T40">accepting new members, </text:span><text:span text:style-name="T41">and </text:span><text:span text:style-name="T40">creating and implementing </text:span><text:span text:style-name="T31">laboratory </text:span><text:span text:style-name="T41">wide </text:span><text:span text:style-name="T40">leadership structures.</text:span></text:p>
                  </text:list-item>
                  <text:list-item>
                    <text:p text:style-name="P14">Resulting in a documented and executable processes to ensure that the standards of SSL are maintained and enforced as students enter and leave the program.</text:p>
                  </text:list-item>
                </text:list>
              </text:list-item>
              <text:list-item>
                <text:p text:style-name="P14"><text:span text:style-name="T40">Co-lea</text:span><text:span text:style-name="T46">d </text:span><text:span text:style-name="T40">a group of four that is developing an open-source metric solution to report and visualize </text:span><text:span text:style-name="T42">d</text:span><text:span text:style-name="T40">efect </text:span><text:span text:style-name="T42">d</text:span><text:span text:style-name="T40">ensity, </text:span><text:span text:style-name="T42">i</text:span><text:span text:style-name="T40">ssue </text:span><text:span text:style-name="T42">s</text:span><text:span text:style-name="T40">poilage, and project health of any GitHub hosted project.</text:span></text:p>
              </text:list-item>
              <text:list-item>
                <text:p text:style-name="P14">Used HTML5, CSS, JavaScript, Python, and Content Management System (T4) to design, develop, and publish profiles, articles, and content.</text:p>
              </text:list-item>
              <text:list-item>
                <text:p text:style-name="P15">Integrated Travis CI to build a continuous integration pipeline to deploy converted ReStructuredText files into production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4" text:outline-level="3"><text:span text:style-name="T9">August</text:span><text:span text:style-name="T3"> </text:span><text:span text:style-name="T9">2020 </text:span><text:span text:style-name="T38">– </text:span><text:span text:style-name="T3">Present</text:span></text:h>
            <text:h text:style-name="P6" text:outline-level="2"><text:span text:style-name="T14">Board Member</text:span><text:span text:style-name="T50">, </text:span><text:span text:style-name="Subtle_20_Reference"><text:span text:style-name="T54">Chicago Area Undergraduate Research Symposium Inter-School Board</text:span></text:span></text:h>
            <text:list xml:id="list195848293563439" text:continue-numbering="true" text:style-name="L1">
              <text:list-item>
                <text:p text:style-name="P16"><text:span text:style-name="T32">Work</text:span><text:span text:style-name="T37">ed</text:span><text:span text:style-name="T32"> with a team to </text:span><text:span text:style-name="T31">market </text:span><text:span text:style-name="T32">and find sponsors for the Chicago Area Undergraduate Research Symposium (CAURS).</text:span></text:p>
                <text:list>
                  <text:list-item>
                    <text:p text:style-name="P16"><text:span text:style-name="T33">Found </text:span><text:span text:style-name="T34">virtual presentation platforms to host CAURS virtually, market</text:span><text:span text:style-name="T33">ed</text:span><text:span text:style-name="T34"> CAURS to universities, and </text:span><text:span text:style-name="T35">review</text:span><text:span text:style-name="T33">ed</text:span><text:span text:style-name="T31"> </text:span><text:span text:style-name="T35">presentation applications </text:span><text:span text:style-name="T33">r</text:span><text:span text:style-name="T36">esulting in </text:span><text:span text:style-name="T35">a fully operational, completely virtual CAURS.</text:span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8" text:outline-level="3"><text:span text:style-name="T9">December</text:span><text:span text:style-name="T3"> </text:span><text:span text:style-name="T4">20</text:span><text:span text:style-name="T5">19</text:span><text:span text:style-name="T4"> </text:span><text:span text:style-name="T38">– </text:span><text:span text:style-name="T3">Present</text:span></text:h>
            <text:h text:style-name="P6" text:outline-level="2"><text:span text:style-name="T14">Independent Research Project</text:span><text:span text:style-name="T50">, </text:span><text:span text:style-name="Subtle_20_Reference"><text:span text:style-name="T51">Loyola University Chicago</text:span></text:span></text:h>
            <text:list xml:id="list195846458574607" text:continue-numbering="true" text:style-name="L1">
              <text:list-item>
                <text:p text:style-name="P18"><text:span text:style-name="T43">D</text:span><text:span text:style-name="T39">evelop</text:span><text:span text:style-name="T44">ed</text:span><text:span text:style-name="T39"> a Python tool chain for collecting </text:span><text:span text:style-name="T44">and understanding </text:span><text:span text:style-name="T39">data from Congress.gov using network analysis.</text:span></text:p>
                <text:list>
                  <text:list-item>
                    <text:p text:style-name="P19"><text:span text:style-name="T43">Involved</text:span><text:span text:style-name="T39">: Web scraping and data mining, graph database modeling and implementation, </text:span><text:span text:style-name="T45">and </text:span><text:span text:style-name="T39">network analysis.</text:span></text:p>
                  </text:list-item>
                  <text:list-item>
                    <text:p text:style-name="P17">Resulted in a network analysis of the legislature <text:span text:style-name="T59">and </text:span>representatives of Congress.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4" office:value-type="string">
            <text:h text:style-name="P8" text:outline-level="3"><text:span text:style-name="T6">May 2019</text:span><text:span text:style-name="T38"> – </text:span><text:span text:style-name="T6">June 2019</text:span></text:h>
            <text:h text:style-name="P7" text:outline-level="2"><text:span text:style-name="Subtle_20_Reference"><text:span text:style-name="T15">Biomedical Researcher</text:span></text:span><text:span text:style-name="Subtle_20_Reference"><text:span text:style-name="T52">, Loyola University Chicago FYRE Program</text:span></text:span></text:h>
            <text:list xml:id="list139545226" text:style-name="L2">
              <text:list-item>
                <text:p text:style-name="P20">Research<text:span text:style-name="T60">ed</text:span> and <text:span text:style-name="T55">c</text:span>reate hardware and software to measure the startle reflex of mice</text:p>
              </text:list-item>
              <text:list-item>
                <text:p text:style-name="P20">Simulate<text:span text:style-name="T60">d</text:span> hardware using the MatLab and Simulink software suites</text:p>
              </text:list-item>
            </text:list>
          </table:table-cell>
        </table:table-row>
      </table:table>
      <text:h text:style-name="P3" text:outline-level="1">Skills</text:h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1135763535" text:style-name="WWNum5">
              <text:list-item>
                <text:p text:style-name="P11"><text:span text:style-name="T23">Languages: </text:span><text:span text:style-name="T24">Java, Python</text:span><text:span text:style-name="T25">, </text:span><text:span text:style-name="T29">SQL, </text:span><text:span text:style-name="T27">J</text:span><text:span text:style-name="T28">ava</text:span><text:span text:style-name="T27">S</text:span><text:span text:style-name="T28">cript,</text:span><text:span text:style-name="T29"> HTML, and CSS</text:span></text:p>
              </text:list-item>
              <text:list-item>
                <text:p text:style-name="P12"><text:span text:style-name="T56">Source Code VCS: </text:span>Git, GitHub, <text:span text:style-name="T56">and </text:span>BitBucket</text:p>
              </text:list-item>
              <text:list-item>
                <text:p text:style-name="P12"><text:span text:style-name="T56">Containerization: </text:span>Docker</text:p>
              </text:list-item>
              <text:list-item>
                <text:p text:style-name="P12"><text:span text:style-name="T56">CI/CD: </text:span>Travis CI and GitHub Actions</text:p>
              </text:list-item>
            </text:list>
          </table:table-cell>
          <table:table-cell table:style-name="Table3.B1" office:value-type="string">
            <text:list xml:id="list195848455916748" text:continue-numbering="true" text:style-name="WWNum5">
              <text:list-item>
                <text:p text:style-name="P13">Leader and Team Player</text:p>
              </text:list-item>
              <text:list-item>
                <text:p text:style-name="P13">Researching <text:span text:style-name="T57">and Critical/ Analytical Thinking</text:span></text:p>
              </text:list-item>
              <text:list-item>
                <text:p text:style-name="P13">Business Writing and Communication</text:p>
              </text:list-item>
            </text:list>
          </table:table-cell>
        </table:table-row>
      </table:table>
      <text:h text:style-name="P1" text:outline-level="1"><text:span text:style-name="T11">E</text:span><text:span text:style-name="T12">xtra Curricular</text:span></text:h>
      <table:table table:name="Table4" table:style-name="Table4">
        <table:table-column table:style-name="Table4.A"/>
        <table:table-row table:style-name="TableLine2095872084944">
          <table:table-cell table:style-name="Table4.A1" office:value-type="string">
            <text:h text:style-name="P8" text:outline-level="3"><text:span text:style-name="T10">December</text:span><text:span text:style-name="T3"> </text:span><text:span text:style-name="T4">20</text:span><text:span text:style-name="T7">19</text:span><text:span text:style-name="T4"> </text:span><text:span text:style-name="T8">– </text:span><text:span text:style-name="T3">Present</text:span></text:h>
            <text:h text:style-name="P7" text:outline-level="2"><text:span text:style-name="T16">Vp of Communications</text:span><text:span text:style-name="T50">, </text:span><text:span text:style-name="Subtle_20_Reference"><text:span text:style-name="T53">Eta Omega Chapter of Beta Theta Pi</text:span></text:span></text:h>
          </table:table-cell>
        </table:table-row>
      </table:table>
      <text:h text:style-name="P1" text:outline-level="1">Education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9" text:outline-level="3"><text:span text:style-name="T19">Expected Graduation </text:span><text:span text:style-name="T20">May</text:span> <text:span text:style-name="T20">2022</text:span></text:h>
            <text:h text:style-name="P7" text:outline-level="2"><text:span text:style-name="T17">B</text:span><text:span text:style-name="T18">achelor’s</text:span><text:span text:style-name="T17"> in Computer science</text:span><text:span text:style-name="T50">, </text:span><text:span text:style-name="Subtle_20_Reference"><text:span text:style-name="T51">Loyola University Chicago</text:span></text:span></text:h>
            <text:list xml:id="list4113421096" text:style-name="L3">
              <text:list-item>
                <text:p text:style-name="P21">GPA: 3.281</text:p>
              </text:list-item>
              <text:list-item>
                <text:p text:style-name="P22">2020 Deans List Recipient</text:p>
              </text:list-item>
              <text:list-item>
                <text:p text:style-name="P22">2<text:span text:style-name="T58">nd</text:span> Place at the 2019 LUC CS Fall Student Showcase</text:p>
              </text:list-item>
            </text:list>
          </table:table-cell>
        </table:table-row>
      </table:table>
      <text:h text:style-name="P2" text:outline-level="1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595959" loext:opacity="100%" style:font-name="Calibri" fo:font-family="Calibri" style:font-family-generic="roman" style:font-pitch="variable" fo:font-size="10pt" fo:language="en" fo:country="US" fo:font-weight="normal" officeooo:rsid="00268fd8" style:letter-kerning="false" style:font-name-asian="Calibri1" style:font-family-asian="Calibri" style:font-family-generic-asian="system" style:font-pitch-asian="variable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.028in" style:contextual-spacing="false" fo:text-align="start" style:justify-single-word="false" fo:orphans="2" fo:widows="2" style:writing-mode="lr-tb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 fo:orphans="2" fo:widows="2"/>
      <style:text-properties fo:text-transform="uppercase" fo:font-size="10pt" fo:font-weight="bold" style:font-name-asian="Calibri1" style:font-family-asian="Calibri" style:font-family-generic-asian="system" style:font-pitch-asian="variable" style:font-size-asian="10pt" style:font-weight-asian="bold" style:font-name-complex="Noto Sans Arabic UI" style:font-family-complex="'Noto Sans Arabic UI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0555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style:contextual-spacing="true" fo:text-align="center" style:justify-single-word="false" fo:orphans="2" fo:widows="2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margin-top="0in" fo:margin-bottom="0in" style:contextual-spacing="false" fo:text-align="center" style:justify-single-word="false" fo:orphans="2" fo:widows="2"/>
    </style:style>
    <style:style style:name="List_20_Bullet" style:display-name="List Bullet" style:family="paragraph" style:parent-style-name="Standard" style:default-outline-level="" style:list-style-name="WWNum5"/>
    <style:style style:name="List_20_Number" style:display-name="List Number" style:family="paragraph" style:parent-style-name="Standard" style:default-outline-level="" style:list-style-name="WWNum7">
      <style:paragraph-properties fo:margin-top="0in" fo:margin-bottom="0in" style:contextual-spacing="tru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139in" fo:margin-bottom="0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d824c" style:shadow="#000000 0.0035in 0.0035in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Closing" style:family="paragraph" style:parent-style-name="Standard" style:default-outline-level="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-0.25in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in" fo:margin-bottom="0in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in" fo:margin-bottom="0in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in" fo:margin-bottom="0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in" fo:margin-bottom="0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style:contextual-spacing="false"/>
      <style:text-properties style:font-name="Georgia" fo:font-family="Georg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margin-top="0in" fo:margin-bottom="0in" style:contextual-spacing="false" fo:text-align="center" style:justify-single-word="false" fo:orphans="2" fo:widows="2"/>
      <style:text-properties fo:color="#1d824c" loext:opacity="100%" fo:font-weight="bold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1_20_Char" style:display-name="Heading 1 Ch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09:33:48.929248664</meta:creation-date>
    <dc:date>2021-03-09T19:58:46.168000000</dc:date>
    <meta:editing-duration>PT58M11S</meta:editing-duration>
    <meta:editing-cycles>21</meta:editing-cycles>
    <meta:generator>LibreOffice/7.0.3.1$Windows_X86_64 LibreOffice_project/d7547858d014d4cf69878db179d326fc3483e082</meta:generator>
    <meta:document-statistic meta:table-count="5" meta:image-count="0" meta:object-count="0" meta:page-count="2" meta:paragraph-count="43" meta:word-count="393" meta:character-count="2669" meta:non-whitespace-character-count="23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 Resume.dotx" xlink:href=""/>
  </office:meta>
</office:document-meta>
</file>